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line-height="115%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.307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24pt" fo:letter-spacing="normal" fo:font-style="normal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left="0cm" fo:margin-right="0cm" fo:margin-top="0cm" fo:margin-bottom="0.206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5pt" fo:letter-spacing="normal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307cm" style:contextual-spacing="false" fo:line-height="115%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307cm" style:contextual-spacing="false" fo:line-height="115%" fo:orphans="2" fo:widows="2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color="#0a0a0a" loext:opacity="100%" style:font-name="Liberation Serif" fo:font-size="18pt" style:font-size-asian="18pt" style:font-size-complex="18pt"/>
    </style:style>
    <style:style style:name="P9" style:family="paragraph" style:parent-style-name="Standard">
      <style:paragraph-properties fo:margin-top="0cm" fo:margin-bottom="0.254cm" style:contextual-spacing="false" style:line-height-at-least="0.508cm" style:writing-mode="lr-tb"/>
    </style:style>
    <style:style style:name="P10" style:family="paragraph" style:parent-style-name="Text_20_body" style:list-style-name="L1">
      <style:paragraph-properties fo:margin-top="0cm" fo:margin-bottom="0.254cm" style:contextual-spacing="false" fo:line-height="115%" fo:orphans="2" fo:widows="2" fo:padding="0cm" fo:border="none"/>
    </style:style>
    <style:style style:name="P11" style:family="paragraph" style:parent-style-name="Text_20_body" style:list-style-name="L2">
      <style:paragraph-properties fo:margin-top="0cm" fo:margin-bottom="0.254cm" style:contextual-spacing="false" fo:line-height="115%" fo:orphans="2" fo:widows="2" fo:padding="0cm" fo:border="none"/>
    </style:style>
    <style:style style:name="P12" style:family="paragraph" style:parent-style-name="Text_20_body" style:list-style-name="L4">
      <style:paragraph-properties fo:margin-top="0cm" fo:margin-bottom="0.254cm" style:contextual-spacing="false" fo:line-height="115%" fo:orphans="2" fo:widows="2" fo:padding="0cm" fo:border="none"/>
    </style:style>
    <style:style style:name="P13" style:family="paragraph" style:parent-style-name="Text_20_body" style:list-style-name="L6">
      <style:paragraph-properties fo:margin-top="0cm" fo:margin-bottom="0.254cm" style:contextual-spacing="false" fo:line-height="115%" fo:orphans="2" fo:widows="2" fo:padding="0cm" fo:border="none"/>
    </style:style>
    <style:style style:name="P14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15" style:family="paragraph" style:parent-style-name="Text_20_body" style:list-style-name="L1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2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3">
      <style:paragraph-properties fo:margin-top="0cm" fo:margin-bottom="0.053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5">
      <style:paragraph-properties fo:margin-top="0cm" fo:margin-bottom="0.153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5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.254cm" style:contextual-spacing="false" style:line-height-at-least="0.508cm" fo:text-indent="0cm" style:auto-text-indent="false" fo:padding="0cm" fo:border="none" style:writing-mode="lr-tb"/>
      <style:text-properties fo:color="#0a0a0a" loext:opacity="100%" style:font-name="Liberation Serif" fo:font-size="12pt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.254cm" style:contextual-spacing="false" style:line-height-at-least="0.508cm" fo:text-indent="0cm" style:auto-text-indent="false" fo:padding="0cm" fo:border="none" style:writing-mode="lr-tb"/>
      <style:text-properties fo:color="#0a0a0a" loext:opacity="100%" style:font-name="Liberation Serif" fo:font-size="12pt" fo:font-weight="bold" officeooo:rsid="000bc61e" officeooo:paragraph-rsid="000bc61e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.254cm" style:contextual-spacing="false" style:line-height-at-least="0.508cm" style:writing-mode="lr-tb"/>
    </style:style>
    <style:style style:name="P23" style:family="paragraph" style:parent-style-name="Text_20_body">
      <style:paragraph-properties fo:margin-left="0cm" fo:margin-right="0.169cm" fo:margin-top="0cm" fo:margin-bottom="0cm" style:contextual-spacing="false" style:line-height-at-least="0.423cm" fo:text-indent="0cm" style:auto-text-indent="false" style:writing-mode="lr-tb"/>
    </style:style>
    <style:style style:name="P24" style:family="paragraph" style:parent-style-name="Text_20_body">
      <style:paragraph-properties fo:margin-top="0cm" fo:margin-bottom="0.381cm" style:contextual-spacing="false" style:writing-mode="lr-tb"/>
      <style:text-properties style:font-name="Liberation Serif" fo:font-size="12pt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26" style:family="paragraph" style:parent-style-name="Text_20_body">
      <style:paragraph-properties fo:margin-top="0cm" fo:margin-bottom="0.247cm" style:contextual-spacing="false"/>
      <style:text-properties style:font-name="Liberation Serif" fo:font-size="12pt" style:font-size-asian="12pt" style:font-size-complex="12pt"/>
    </style:style>
    <style:style style:name="P27" style:family="paragraph" style:parent-style-name="Text_20_body">
      <style:paragraph-properties fo:margin-top="0cm" fo:margin-bottom="0.247cm" style:contextual-spacing="false"/>
      <style:text-properties style:font-name="Liberation Serif" fo:font-size="12pt" officeooo:rsid="000bc61e" officeooo:paragraph-rsid="000bc61e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.254cm" style:contextual-spacing="false" style:line-height-at-least="0.508cm" fo:text-indent="0cm" style:auto-text-indent="false" fo:padding="0cm" fo:border="none" style:writing-mode="lr-tb"/>
      <style:text-properties style:font-name="Liberation Serif" fo:font-size="15pt" fo:font-weight="bold" officeooo:rsid="000bc61e" officeooo:paragraph-rsid="000bc61e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81bb3" style:font-size-asian="12pt" style:font-size-complex="12pt"/>
    </style:style>
    <style:style style:name="T4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81bb3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ize-complex="12pt"/>
    </style:style>
    <style:style style:name="T7" style:family="text">
      <style:text-properties fo:font-variant="normal" fo:text-transform="none" fo:color="#0a0a0a" loext:opacity="100%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a0a0a" loext:opacity="100%" fo:letter-spacing="normal" fo:font-style="normal" fo:font-weight="normal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font-name="Google Sans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font-size="12pt" fo:letter-spacing="normal" fo:font-style="normal" fo:font-weight="bold" style:font-size-asian="12pt" style:font-size-complex="12pt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bold"/>
    </style:style>
    <style:style style:name="T15" style:family="text">
      <style:text-properties fo:font-style="normal"/>
    </style:style>
    <style:style style:name="T16" style:family="text">
      <style:text-properties fo:font-style="normal" officeooo:rsid="00086005"/>
    </style:style>
    <style:style style:name="T17" style:family="text">
      <style:text-properties fo:color="#0a0a0a" loext:opacity="100%"/>
    </style:style>
    <style:style style:name="T18" style:family="text">
      <style:text-properties fo:color="#0a0a0a" loext:opacity="100%" style:font-name="Google Sans" fo:font-size="9.60000038146973pt" fo:font-weight="bold"/>
    </style:style>
    <style:style style:name="T19" style:family="text">
      <style:text-properties fo:color="#0a0a0a" loext:opacity="100%" style:font-name="Google Sans" fo:font-size="9.60000038146973pt" fo:font-weight="normal"/>
    </style:style>
    <style:style style:name="T20" style:family="text">
      <style:text-properties fo:color="#0a0a0a" loext:opacity="100%" fo:font-size="9.60000038146973pt" fo:font-weight="bold"/>
    </style:style>
    <style:style style:name="T21" style:family="text">
      <style:text-properties fo:color="#0a0a0a" loext:opacity="100%" fo:font-size="9.60000038146973pt" fo:font-weight="normal"/>
    </style:style>
    <style:style style:name="T22" style:family="text">
      <style:text-properties fo:color="#0a0a0a" loext:opacity="100%" style:font-name="Liberation Serif" fo:font-size="9.60000038146973pt" fo:font-weight="bold"/>
    </style:style>
    <style:style style:name="T23" style:family="text">
      <style:text-properties fo:color="#0a0a0a" loext:opacity="100%" style:font-name="Liberation Serif" fo:font-size="9.60000038146973pt" fo:font-weight="normal"/>
    </style:style>
    <style:style style:name="T24" style:family="text">
      <style:text-properties fo:color="#0a0a0a" loext:opacity="100%" style:font-name="Liberation Serif" fo:font-weight="bold"/>
    </style:style>
    <style:style style:name="T25" style:family="text">
      <style:text-properties fo:color="#0a0a0a" loext:opacity="100%" style:font-name="Liberation Serif" fo:font-weight="normal"/>
    </style:style>
    <style:style style:name="T26" style:family="text">
      <style:text-properties fo:color="#0a0a0a" loext:opacity="100%" style:font-name="Liberation Serif" fo:font-size="12pt" fo:font-weight="bold" style:font-size-asian="12pt" style:font-size-complex="12pt"/>
    </style:style>
    <style:style style:name="T27" style:family="text">
      <style:text-properties fo:color="#0a0a0a" loext:opacity="100%" style:font-name="Liberation Serif" fo:font-size="12pt" fo:font-weight="normal" style:font-size-asian="12pt" style:font-size-complex="12pt"/>
    </style:style>
    <style:style style:name="T28" style:family="text">
      <style:text-properties fo:color="#0a0a0a" loext:opacity="100%" fo:font-weight="normal"/>
    </style:style>
    <style:style style:name="T29" style:family="text">
      <style:text-properties fo:color="#56595e" loext:opacity="100%" style:font-name="Google Sans" fo:font-size="8.39999961853027pt" fo:font-weight="bold"/>
    </style:style>
    <style:style style:name="T30" style:family="text">
      <style:text-properties fo:color="#56595e" loext:opacity="100%" style:font-name="Google Sans" fo:font-size="8.39999961853027pt" style:text-underline-style="solid" style:text-underline-width="auto" style:text-underline-color="font-color" fo:font-weight="bold"/>
    </style:style>
    <style:style style:name="T31" style:family="text">
      <style:text-properties fo:color="#56595e" loext:opacity="100%" fo:font-size="8.39999961853027pt" fo:font-weight="bold"/>
    </style:style>
    <style:style style:name="T32" style:family="text">
      <style:text-properties fo:color="#56595e" loext:opacity="100%" fo:font-size="8.39999961853027pt" style:text-underline-style="solid" style:text-underline-width="auto" style:text-underline-color="font-color" fo:font-weight="bold"/>
    </style:style>
    <style:style style:name="T33" style:family="text">
      <style:text-properties fo:color="#56595e" loext:opacity="100%" style:font-name="Liberation Serif" fo:font-size="8.39999961853027pt" fo:font-weight="bold"/>
    </style:style>
    <style:style style:name="T34" style:family="text">
      <style:text-properties fo:color="#56595e" loext:opacity="100%" style:font-name="Liberation Serif" fo:font-size="8.39999961853027pt" style:text-underline-style="solid" style:text-underline-width="auto" style:text-underline-color="font-color" fo:font-weight="bold"/>
    </style:style>
    <style:style style:name="T35" style:family="text">
      <style:text-properties fo:color="#56595e" loext:opacity="100%" style:font-name="Liberation Serif" fo:font-weight="bold"/>
    </style:style>
    <style:style style:name="T36" style:family="text">
      <style:text-properties fo:color="#56595e" loext:opacity="100%" style:font-name="Liberation Serif" style:text-underline-style="solid" style:text-underline-width="auto" style:text-underline-color="font-color" fo:font-weight="bold"/>
    </style:style>
    <style:style style:name="T37" style:family="text">
      <style:text-properties fo:color="#56595e" loext:opacity="100%" style:font-name="Liberation Serif" fo:font-size="12pt" fo:font-weight="bold" style:font-size-asian="12pt" style:font-size-complex="12pt"/>
    </style:style>
    <style:style style:name="T38" style:family="text">
      <style:text-properties fo:color="#56595e" loext:opacity="100%" style:font-name="Liberation Serif" fo:font-size="12pt" style:text-underline-style="solid" style:text-underline-width="auto" style:text-underline-color="font-color" fo:font-weight="bold" style:font-size-asian="12pt" style:font-size-complex="12pt"/>
    </style:style>
    <style:style style:name="T39" style:family="text">
      <style:text-properties fo:background-color="#f0f2f5" loext:char-shading-value="0" loext:padding="0cm" loext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6.7 Realización de las actividades de seguimiento de una auditoría</text:p>
      <text:p text:style-name="P4"><text:span text:style-name="T1">El éxito de una auditoría no se mide por el número de fallos encontrados, sino por la </text:span><text:span text:style-name="Strong_20_Emphasis"><text:span text:style-name="T2">eficacia de las soluciones </text:span></text:span><text:span text:style-name="T1">aplicadas. Este apartado se centra en lo que ocurre después del informe.</text:span></text:p>
      <text:p text:style-name="P6"><text:span text:style-name="Strong_20_Emphasis"><text:span text:style-name="T2">1. Responsabilidad del </text:span></text:span><text:span text:style-name="Strong_20_Emphasis"><text:span text:style-name="T3">a</text:span></text:span><text:span text:style-name="Strong_20_Emphasis"><text:span text:style-name="T2">uditado</text:span></text:span></text:p>
      <text:list text:style-name="L1">
        <text:list-item>
          <text:p text:style-name="P10"><text:span text:style-name="T1">El auditado es quien debe determinar y aplicar las </text:span><text:span text:style-name="T5">correcciones, </text:span><text:span text:style-name="Strong_20_Emphasis"><text:span text:style-name="T4">a</text:span></text:span><text:span text:style-name="Strong_20_Emphasis"><text:span text:style-name="T2">cciones correctivas </text:span></text:span><text:span text:style-name="Strong_20_Emphasis"><text:span text:style-name="T3">u oportunidades de mejora</text:span></text:span><text:span text:style-name="Strong_20_Emphasis"><text:span text:style-name="T2"> </text:span></text:span><text:span text:style-name="T1">para eliminar la causa raíz de las no conformidades detectadas.</text:span></text:p>
        </text:list-item>
        <text:list-item>
          <text:p text:style-name="P15">Estas acciones deben realizarse en un intervalo de tiempo acordado.</text:p>
        </text:list-item>
      </text:list>
      <text:p text:style-name="P7"><text:span text:style-name="Strong_20_Emphasis"><text:span text:style-name="T2">2. Papel del </text:span></text:span><text:span text:style-name="Strong_20_Emphasis"><text:span text:style-name="T3">a</text:span></text:span><text:span text:style-name="Strong_20_Emphasis"><text:span text:style-name="T2">uditor en el </text:span></text:span><text:span text:style-name="Strong_20_Emphasis"><text:span text:style-name="T3">s</text:span></text:span><text:span text:style-name="Strong_20_Emphasis"><text:span text:style-name="T2">eguimiento</text:span></text:span></text:p>
      <text:list text:style-name="L2">
        <text:list-item>
          <text:p text:style-name="P11"><text:span text:style-name="T1">El equipo auditor (o quien defina el programa de auditoría) debe verificar si las acciones se han completado y si son </text:span><text:span text:style-name="Strong_20_Emphasis"><text:span text:style-name="T2">eficaces</text:span></text:span><text:span text:style-name="T1">.</text:span></text:p>
        </text:list-item>
        <text:list-item>
          <text:p text:style-name="P16">Esta verificación puede hacerse mediante:</text:p>
          <text:list>
            <text:list-item>
              <text:p text:style-name="P16">Revisión de documentos enviados por el auditado (evidencias fotográficas, nuevos registros, facturas de reparaciones).</text:p>
            </text:list-item>
            <text:list-item>
              <text:p text:style-name="P11"><text:span text:style-name="T1">Una visita de seguimiento </text:span><text:span text:style-name="Emphasis"><text:span text:style-name="T6">in situ </text:span></text:span><text:span text:style-name="T1">si la falta era crítica.</text:span></text:p>
            </text:list-item>
          </text:list>
        </text:list-item>
      </text:list>
      <text:p text:style-name="P7"><text:span text:style-name="Strong_20_Emphasis"><text:span text:style-name="T2">3. Informe de </text:span></text:span><text:span text:style-name="Strong_20_Emphasis"><text:span text:style-name="T3">s</text:span></text:span><text:span text:style-name="Strong_20_Emphasis"><text:span text:style-name="T2">eguimiento</text:span></text:span></text:p>
      <text:list text:style-name="L3">
        <text:list-item>
          <text:p text:style-name="P17">El resultado de esta verificación debe informarse a la persona responsable de la gestión del programa de auditoría y al cliente de la auditoría para "cerrar el ciclo".</text:p>
        </text:list-item>
      </text:list>
      <text:p text:style-name="P1"/>
      <text:p text:style-name="P3"><text:span text:style-name="T15">Aplicación en Inocuidad Alimentaria (El "</text:span><text:span text:style-name="T16">c</text:span><text:span text:style-name="T15">ierre de </text:span><text:span text:style-name="T16">b</text:span><text:span text:style-name="T15">rechas")</text:span></text:p>
      <text:p text:style-name="P5"><text:span text:style-name="T1">En alimentación, el seguimiento es una cuestión de </text:span><text:span text:style-name="Strong_20_Emphasis"><text:span text:style-name="T2">legalidad y seguridad</text:span></text:span><text:span text:style-name="T1">:</text:span></text:p>
      <text:list text:style-name="L4">
        <text:list-item>
          <text:p text:style-name="P12"><text:span text:style-name="Strong_20_Emphasis"><text:span text:style-name="T3">Correcciones</text:span></text:span><text:span text:style-name="Strong_20_Emphasis"><text:span text:style-name="T2"> vs. </text:span></text:span><text:span text:style-name="Strong_20_Emphasis"><text:span text:style-name="T3">Acciones c</text:span></text:span><text:span text:style-name="Strong_20_Emphasis"><text:span text:style-name="T2">orrectivas: </text:span></text:span><text:span text:style-name="T1">Si el hallazgo fue "presencia de condensación sobre la línea de envasado", el seguimiento debe verificar que:</text:span></text:p>
        </text:list-item>
      </text:list>
      <text:list text:style-name="L5">
        <text:list-item>
          <text:list>
            <text:list-item>
              <text:p text:style-name="P18">Se limpió la condensación (corrección inmediata).</text:p>
            </text:list-item>
            <text:list-item>
              <text:p text:style-name="P19">Se reparó el sistema de extracción o aislamiento (acción correctiva para que no vuelva a pasar).</text:p>
            </text:list-item>
          </text:list>
        </text:list-item>
      </text:list>
      <text:list text:style-name="L6">
        <text:list-item>
          <text:p text:style-name="P13"><text:span text:style-name="Strong_20_Emphasis"><text:span text:style-name="T2">Verificación de la </text:span></text:span><text:span text:style-name="Strong_20_Emphasis"><text:span text:style-name="T3">e</text:span></text:span><text:span text:style-name="Strong_20_Emphasis"><text:span text:style-name="T2">ficacia: </text:span></text:span><text:span text:style-name="T1">No basta con que el auditado mande una foto de la máquina arreglada. El auditor debe preguntar: </text:span><text:span text:style-name="Emphasis"><text:span text:style-name="T6">"¿Han tenido goteos en las últimas dos semanas?" </text:span></text:span><text:span text:style-name="T1">y revisar los registros de mantenimiento post-reparación.</text:span></text:p>
        </text:list-item>
        <text:list-item>
          <text:p text:style-name="P13"><text:span text:style-name="Strong_20_Emphasis"><text:span text:style-name="T2">Plazos </text:span></text:span><text:span text:style-name="Strong_20_Emphasis"><text:span text:style-name="T3">c</text:span></text:span><text:span text:style-name="Strong_20_Emphasis"><text:span text:style-name="T2">ríticos: </text:span></text:span><text:span text:style-name="T1">En estándares de inocuidad como </text:span><text:span text:style-name="Strong_20_Emphasis"><text:span text:style-name="T2">IFS </text:span></text:span><text:span text:style-name="T1">o </text:span><text:span text:style-name="Strong_20_Emphasis"><text:span text:style-name="T2">BRCGS</text:span></text:span><text:span text:style-name="T1">, el seguimiento tiene plazos estrictos (ej. 28 días para evidencias). Si no se cumple, la certificación puede suspenderse.</text:span></text:p>
        </text:list-item>
      </text:list>
      <text:p text:style-name="P5"><text:span text:style-name="Strong_20_Emphasis"><text:span text:style-name="T2">Recurso clave: </text:span></text:span><text:span text:style-name="T1">Para ilustrar este punto, puedes usar las Directrices sobre Acciones Correctivas de la FAO, que explican cómo documentar el cierre de hallazgos en inspecciones alimentarias.</text:span></text:p>
      <text:p text:style-name="P8"><text:soft-page-break/><text:span text:style-name="T13">📝 </text:span><text:span text:style-name="T14">Examen de Repaso: Capítulo 6 - Actividades de Auditoría</text:span></text:p>
      <text:p text:style-name="P9"><text:span text:style-name="Strong_20_Emphasis"><text:span text:style-name="T26">1. Según el apartado 6.3.2, ¿cuál es la diferencia principal entre el "Programa de Auditoría" y el "Plan de Auditoría"?</text:span></text:span></text:p>
      <text:p text:style-name="P20">a) Son lo mismo.</text:p>
      <text:p text:style-name="P20">b) El programa es el calendario anual; el plan es el detalle de actividades para una auditoría específica.</text:p>
      <text:p text:style-name="P20">c) El plan lo hace el auditado y el programa el auditor.</text:p>
      <text:p text:style-name="P22"><text:span text:style-name="Strong_20_Emphasis"><text:span text:style-name="T26">2. En una planta de alimentos, si un auditor observa una cucaracha en la línea de empaque durante el recorrido (6.4.4), ¿qué debe hacer?</text:span></text:span></text:p>
      <text:p text:style-name="P20">a) Esperar a la reunión de cierre para no interrumpir el flujo.</text:p>
      <text:p text:style-name="P20">b) Anotarlo en su libreta y no decir nada hasta el informe final.</text:p>
      <text:p text:style-name="P20">c) Comunicarlo de inmediato al auditado por tratarse de un riesgo significativo.</text:p>
      <text:p text:style-name="P22"><text:span text:style-name="Strong_20_Emphasis"><text:span text:style-name="T26">3. ¿Cuál es la función principal de un "Guía" en una auditoría de inocuidad (6.4.2)?</text:span></text:span></text:p>
      <text:p text:style-name="P20">a) Responder las preguntas técnicas en lugar del operario.</text:p>
      <text:p text:style-name="P20">b) Garantizar la seguridad, el acceso y el cumplimiento de protocolos de higiene del equipo auditor.</text:p>
      <text:p text:style-name="P20">c) Decidir si un hallazgo es una No Conformidad o no.</text:p>
      <text:p text:style-name="P22"><text:span text:style-name="Strong_20_Emphasis"><text:span text:style-name="T26">4. Según el apartado 6.4.7, para que una información sea considerada "evidencia de auditoría" debe ser:</text:span></text:span></text:p>
      <text:p text:style-name="P20">a) Un rumor o sospecha del auditor.</text:p>
      <text:p text:style-name="P20">b) Verificable.</text:p>
      <text:p text:style-name="P20">c) Aprobada por el Gerente de Planta.</text:p>
      <text:p text:style-name="P22"><text:span text:style-name="Strong_20_Emphasis"><text:span text:style-name="T26">5. El método de recolección de información que consiste en elegir un producto terminado y rastrear sus ingredientes hacia atrás se llama (6.4.7):</text:span></text:span></text:p>
      <text:p text:style-name="P20">a) Observación directa.</text:p>
      <text:p text:style-name="P20">b) Muestreo de trazabilidad.</text:p>
      <text:p text:style-name="P20">c) Entrevista estructurada.</text:p>
      <text:p text:style-name="P22"><text:span text:style-name="Strong_20_Emphasis"><text:span text:style-name="T26">6. Si durante la revisión documental (6.4.6) el auditor detecta que los registros de temperatura del mes pasado fueron borrados, ¿qué ocurre?</text:span></text:span></text:p>
      <text:p text:style-name="P20">a) Se debe informar que los objetivos de la auditoría podrían no alcanzarse debido a la falta de información.</text:p>
      <text:p text:style-name="P20">b) El auditor debe inventar los datos basados en su experiencia.</text:p>
      <text:p text:style-name="P20">c) Se cancela la auditoría y se sanciona a la empresa inmediatamente.</text:p>
      <text:p text:style-name="P22"><text:span text:style-name="Strong_20_Emphasis"><text:span text:style-name="T26">7. Un hallazgo de auditoría (6.4.8) se genera al comparar:</text:span></text:span></text:p>
      <text:p text:style-name="P20">a) Lo que hace una empresa contra lo que hace su competencia.</text:p>
      <text:p text:style-name="P20">b) La evidencia objetiva contra los criterios de auditoría.</text:p>
      <text:p text:style-name="P20"><text:soft-page-break/>c) La opinión del auditor contra la opinión del auditado.</text:p>
      <text:p text:style-name="P22"><text:span text:style-name="Strong_20_Emphasis"><text:span text:style-name="T26">8. En la reunión de cierre (6.4.10), si el auditado no está de acuerdo con una No Conformidad:</text:span></text:span></text:p>
      <text:p text:style-name="P20">a) El auditor debe borrarla para evitar conflictos.</text:p>
      <text:p text:style-name="P20">b) Se debe discutir hasta que alguien se rinda.</text:p>
      <text:p text:style-name="P20">c) Se debe intentar resolver la diferencia y, si no hay acuerdo, registrar la opinión divergente.</text:p>
      <text:p text:style-name="P22"><text:span text:style-name="Strong_20_Emphasis"><text:span text:style-name="T26">9. ¿Quién es el responsable de redactar el informe de auditoría (6.5.1)?</text:span></text:span></text:p>
      <text:p text:style-name="P20">a) El Director de Calidad de la empresa auditada.</text:p>
      <text:p text:style-name="P20">b) El Líder del Equipo Auditor.</text:p>
      <text:p text:style-name="P20">c) Los observadores y guías.</text:p>
      <text:p text:style-name="P22"><text:span text:style-name="Strong_20_Emphasis"><text:span text:style-name="T26">10. El seguimiento de la auditoría (6.7) se considera eficaz cuando:</text:span></text:span></text:p>
      <text:p text:style-name="P20">a) El auditado paga la factura de la auditoría.</text:p>
      <text:p text:style-name="P20">b) Se verifica que las acciones correctivas eliminaron la causa raíz de los fallos.</text:p>
      <text:p text:style-name="P20">c) Se han detectado más de 10 No Conformidades.</text:p>
      <text:p text:style-name="P20"/>
      <text:p text:style-name="P21">SOLUCIONES AL FINAL DE LA PÁGINA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><text:span text:style-name="T17">Respuestas</text:span></text:p>
      <text:p text:style-name="P26"><text:span text:style-name="T39">1.b, 2.c, 3.b, 4.b, 5.b, 6.a, 7.b, 8.c, 9.b, 10.b</text:span></text:p>
      <text:p text:style-name="P25"><text:soft-page-break/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8T14:14:31.168000000</meta:creation-date>
    <dc:date>2026-01-28T14:49:25.536000000</dc:date>
    <meta:editing-duration>PT12M43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4" meta:paragraph-count="64" meta:word-count="828" meta:character-count="4969" meta:non-whitespace-character-count="4217"/>
  </office:meta>
</office:document-meta>
</file>